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lyt-bluegrey-subtitle">
      <style:graphic-properties draw:fill-color="#ffffff" draw:auto-grow-height="true" fo:min-height="17.936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3.86cm"/>
    </style:style>
    <style:style style:name="pr5" style:family="presentation" style:parent-style-name="lyt-bluegrey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8.1000003814697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eb613d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eb613d" fo:font-size="91.3000030517578pt" style:font-size-asian="91.3000030517578pt" style:font-size-complex="91.300003051757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/></text:p>
            <text:p><text:span text:style-name="T1">Apresentação</text:span></text:p>
            <text:p><text:span text:style-name="T1">ErasmusLine</text:span></text:p>
            <text:p><text:span text:style-name="T2"/></text:p>
            <text:p><text:span text:style-name="T2">Orange</text:span><text:span text:style-name="T3"> Team</text:span></text:p>
            <text:p><text:span text:style-name="T4">(Portugal)</text:span></text:p>
            <text:p><text:span text:style-name="T4"/></text:p>
            <text:p><text:span text:style-name="T5">Projecto MUTW, 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<text:span text:style-name="T6">Demonstração da Aplicação</text:span></text:p>
              </text:list-item>
              <text:list-item>
                <text:p><text:span text:style-name="T6">Descrição Técnica</text:span></text:p>
              </text:list-item>
              <text:list-item>
                <text:p><text:span text:style-name="T6">Gestão de Equipa</text:span></text:p>
              </text:list-item>
              <text:list-item>
                <text:p><text:span text:style-name="T6">Conclus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 quê?</text:p>
                <text:list>
                  <text:list-item>
                    <text:p>Aplicação Web de Erasmus</text:p>
                  </text:list-item>
                  <text:list-item>
                    <text:p>Suporte a actores de Erasmus na gestão da mobilidade</text:p>
                  </text:list-item>
                </text:list>
              </text:list-item>
              <text:list-item>
                <text:p>Objectivos</text:p>
                <text:list>
                  <text:list-item>
                    <text:p>Simplificar o processo de Erasmus</text:p>
                  </text:list-item>
                  <text:list-item>
                    <text:p>Providenciar estatísticas de eficácia e eficiência</text:p>
                  </text:list-item>
                  <text:list-item>
                    <text:p>Desenvolver uma plataforma com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- Plan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istribuição</text:p>
                <text:list>
                  <text:list-item>
                    <text:p>Projecto dividido em pacotes, atribuidos aos respectivos países involvidos de cada equipa</text:p>
                  </text:list-item>
                  <text:list-item>
                    <text:p>Equipa constituida por 2 alunos finalistas não graduados por país</text:p>
                  </text:list-item>
                </text:list>
              </text:list-item>
              <text:list-item>
                <text:p>Desenvolvimento</text:p>
                <text:list>
                  <text:list-item>
                    <text:p>Uso de tecnologias Open Source</text:p>
                  </text:list-item>
                  <text:list-item>
                    <text:p>Autonomia por parte dos alu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içõ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8-STATS</text:p>
                <text:list>
                  <text:list-item>
                    <text:p>Desenvolvimento completo do pacote</text:p>
                  </text:list-item>
                </text:list>
              </text:list-item>
              <text:list-item>
                <text:p>P2-INFOX</text:p>
                <text:list>
                  <text:list-item>
                    <text:p>Esqueleto de mensagem de comunicação e codigo de encryptação da mensagem</text:p>
                  </text:list-item>
                </text:list>
              </text:list-item>
              <text:list-item>
                <text:p>P1-CONFIG</text:p>
                <text:list>
                  <text:list-item>
                    <text:p>Gestão de dados da Instituição</text:p>
                  </text:list-item>
                  <text:list-item>
                    <text:p>Sincronização entre parceiros</text:p>
                  </text:list-item>
                </text:list>
              </text:list-item>
              <text:list-item>
                <text:p>Gestão de equip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5.336cm" svg:x="1.4cm" svg:y="6.926cm" presentation:class="title" presentation:user-transformed="true">
          <draw:text-box>
            <text:p>ErasmusLine<text:line-break/><text:span text:style-name="T7">Demonst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Começar pelas decisoes tecnicas base?</text:p>
              </text:list-item>
              <text:list-item>
                <text:p>Database distribu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Explicaçao do Sta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Team managmen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Blbalba hospital wahwahwa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906" xlink:href="Pictures/100000000000032000000258386DF587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Master2-Layout7-blank-Leeg-background" style:family="presentation">
      <style:graphic-properties draw:stroke="none" draw:fill="solid" draw:fill-color="#ffffff" draw:fill-image-name="a906" style:repeat="stretch"/>
      <style:text-properties style:letter-kerning="true"/>
    </style:style>
    <style:style style:name="Master2-Layout7-blank-Lee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宋体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1" style:family="presentation">
      <style:graphic-properties draw:stroke="none" draw:fill="none" draw:auto-grow-height="false" draw:fit-to-size="shrink-to-fit">
        <text:list-style style:name="Master2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2" style:family="presentation" style:parent-style-name="Master2-Layout7-blank-Lee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Leeg-outline3" style:family="presentation" style:parent-style-name="Master2-Layout7-blank-Lee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Leeg-outline4" style:family="presentation" style:parent-style-name="Master2-Layout7-blank-Lee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Leeg-outline5" style:family="presentation" style:parent-style-name="Master2-Layout7-blank-Lee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6" style:family="presentation" style:parent-style-name="Master2-Layout7-blank-Lee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7" style:family="presentation" style:parent-style-name="Master2-Layout7-blank-Lee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8" style:family="presentation" style:parent-style-name="Master2-Layout7-blank-Lee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9" style:family="presentation" style:parent-style-name="Master2-Layout7-blank-Lee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subtitle" style:family="presentation">
      <style:graphic-properties draw:stroke="none" draw:fill="none" draw:textarea-vertical-align="middle">
        <text:list-style style:name="Master2-Layout7-blank-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title" style:family="presentation">
      <style:graphic-properties draw:stroke="none" draw:fill="none" draw:textarea-vertical-align="middle">
        <text:list-style style:name="Master2-Layout7-blank-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solid" draw:fill-color="#ffffff" draw:fill-image-name="a90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2-Layout7-blank-Leeg" style:page-layout-name="PM1" draw:style-name="Mdp3">
      <draw:frame draw:name="Tijdelijke aanduiding voor datum 1" presentation:style-name="Mpr7" draw:text-style-name="MP7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2" presentation:style-name="Mpr8" draw:text-style-name="MP7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3" presentation:style-name="Mpr7" draw:text-style-name="MP7" draw:layer="backgroundobjects" svg:width="6.523cm" svg:height="1.448cm" svg:x="20.076cm" svg:y="19.131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aster2-Layout7-blank-Leeg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g-outline1" draw:layer="backgroundobjects" svg:width="25.2cm" svg:height="13.86cm" svg:x="1.4cm" svg:y="4.913cm" presentation:class="outline" presentation:placeholder="true">
        <draw:text-box/>
      </draw:frame>
      <presentation:notes style:page-layout-name="PM2">
        <draw:page-thumbnail draw:name="Tijdelijke aanduiding voor dia-afbeelding 1" presentation:style-name="Master2-Layout7-blank-Leeg-title" draw:layer="backgroundobjects" svg:width="14.848cm" svg:height="11.136cm" svg:x="3.075cm" svg:y="2.257cm" presentation:class="page"/>
        <draw:frame draw:name="Tijdelijke aanduiding voor notities 2" presentation:style-name="Mpr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7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7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" draw:text-style-name="MP7" draw:layer="backgroundobjects" svg:width="9.113cm" svg:height="1.484cm" svg:x="11.886cm" svg:y="28.215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7-06T10:43:57.97</dc:date>
    <meta:editing-duration>PT2H31M41S</meta:editing-duration>
    <meta:editing-cycles>16</meta:editing-cycles>
    <meta:generator>LibreOffice/3.3$Win32 LibreOffice_project/330m19$Build-202</meta:generator>
    <meta:document-statistic meta:object-count="81"/>
  </office:meta>
</office:document-meta>
</file>